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54e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4eeb" style:font-weight-asian="bold" style:font-weight-complex="bold"/>
    </style:style>
    <style:style style:name="T4" style:family="text">
      <style:text-properties officeooo:rsid="0016105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8">
        <text:h text:style-name="Heading_20_4" text:outline-level="4"><text:span text:style-name="T1">Sepeperator Window</text:span>:</text:h>
        <text:p text:style-name="Text_20_body_20_indent_20_Organon"><text:span text:style-name="T1">Formatting of the seperator</text:span>, <text:span text:style-name="T1">wich will be inserted between each node</text:span>.</text:p>
        <text:p text:style-name="Text_20_body_20_indent_20_Organon">In the exported file the order corresponds to the seperator window.</text:p>
        <text:p text:style-name="Text_20_body_20_indent_20_Organon"/>
        <text:p text:style-name="Text_20_body_20_indent_20_Organon"/>
        <text:p text:style-name="Text_20_body_20_indent_20_Organon">File or Folder Title</text:p>
        <text:p text:style-name="Text_20_body_20_indent_20_Organon">Document</text:p>
        <text:p text:style-name="Text_20_body_20_indent_20_Organon">Empty Rows</text:p>
        <text:p text:style-name="Text_20_body_20_indent_20_Organon">Inserted User Document</text:p>
        <text:p text:style-name="Text_20_body_20_indent_20_Organon">Pagebreak</text:p>
        <text:p text:style-name="Text_20_body_20_indent_20_Organon"><text:s/></text:p>
        <text:p text:style-name="Text_20_body_20_indent_20_Organon"/>
        <text:p text:style-name="Text_20_body_20_indent_20_Organon"><text:span text:style-name="T3">Folder / File Title</text:span><text:span text:style-name="T2">:</text:span> <text:span text:style-name="T1">If activated</text:span>, <text:span text:style-name="T1">the titles will be inserted into the exported document</text:span>. <text:span text:style-name="T1">They might be formatted</text:span>. <text:span text:style-name="T4">At disposal are standard formattings plus formattings used in the actual document.</text:span></text:p>
        <text:p text:style-name="Text_20_body_20_indent_20_Organon"/>
        <text:p text:style-name="Text_20_body_20_indent_20_Organon"><text:span text:style-name="T4">Pagebreak before File / Folder</text:span>:</text:p>
        <text:p text:style-name="Text_20_body_20_indent_20_Organon"><text:span text:style-name="T4">A Pagebreak before each File / Folder will be inserted</text:span>.</text:p>
        <text:p text:style-name="Text_20_body_20_indent_20_Organon"/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81" meta:character-count="509" meta:non-whitespace-character-count="438"/>
    <dc:date>2014-06-24T13:39:00.230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